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1a7e6e"/>
    </style:style>
    <style:style style:name="T3" style:family="text">
      <style:text-properties officeooo:rsid="001a7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PSC250 Assignment Information Sheet</text:p>
      <text:p text:style-name="P3">You must submit an information sheet with every assignment.</text:p>
      <text:p text:style-name="P2"><text:span text:style-name="T1">Name:_____</text:span><text:span text:style-name="T2">Gary Miller</text:span><text:span text:style-name="T1">_________________________ Assignment #:</text:span> <text:span text:style-name="T1">__</text:span><text:span text:style-name="T2">Lab 6</text:span><text:span text:style-name="T1">______</text:span></text:p>
      <text:p text:style-name="P2"><text:span text:style-name="T1">Program Due Date:</text:span> <text:span text:style-name="T1">_____</text:span><text:span text:style-name="T2">3-11-16</text:span><text:span text:style-name="T1">__________________</text:span></text:p>
      <text:p text:style-name="P2"><text:span text:style-name="T1">Handed in Date:</text:span> <text:span text:style-name="T1">_______</text:span><text:span text:style-name="T2">3-18-16</text:span><text:span text:style-name="T1">________________ </text:span></text:p>
      <text:p text:style-name="P3">Source code file name(s):</text:p>
      <text:p text:style-name="P3">___<text:span text:style-name="T3">BST.java</text:span>_____________________________________________________________</text:p>
      <text:p text:style-name="P3">___<text:span text:style-name="T3">RedBlackBST.java</text:span>______________________________________________________</text:p>
      <text:p text:style-name="P3">Compiled (.jar or .class) file name(s): ________________________</text:p>
      <text:p text:style-name="P3">____<text:span text:style-name="T3">BST.class</text:span>____________________________________________________________</text:p>
      <text:p text:style-name="P3">____<text:span text:style-name="T3">RedBlackBST.class</text:span>________________________________________________</text:p>
      <text:p text:style-name="P2"><text:span text:style-name="T1">Does your program compile without error?:</text:span> <text:span text:style-name="T1">____</text:span><text:span text:style-name="T2">yes</text:span><text:span text:style-name="T1">_________ </text:span></text:p>
      <text:p text:style-name="P3">If not, what is/are the error(s)?:</text:p>
      <text:p text:style-name="P3">________<text:span text:style-name="T3">N/A</text:span>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_</text:span><text:span text:style-name="T2">yes</text:span><text:span text:style-name="T1">________ </text:span></text:p>
      <text:p text:style-name="P3">If not, what is/are the error(s) and which parts of your program run correctly?:</text:p>
      <text:p text:style-name="P3">_______<text:span text:style-name="T3">N/A</text:span>_____________________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4">_______<text:span text:style-name="T3">N/A</text:span>_________________________________________________________</text:p>
      <text:p text:style-name="P4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5:33:06.726297616</meta:creation-date>
    <dc:date>2016-03-18T15:34:42.083140551</dc:date>
    <meta:editing-duration>P0D</meta:editing-duration>
    <meta:editing-cycles>1</meta:editing-cycles>
    <meta:document-statistic meta:table-count="0" meta:image-count="0" meta:object-count="0" meta:page-count="1" meta:paragraph-count="27" meta:word-count="94" meta:character-count="1640" meta:non-whitespace-character-count="1570"/>
    <meta:generator>LibreOffice/4.2.8.2$Linux_X86_64 LibreOffice_project/420m0$Build-2</meta:generator>
  </office:meta>
</office:document-meta>
</file>